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adornments="Regular" style:font-family-generic="roman" style:font-pitch="variable"/>
    <style:font-face style:name="Courier New"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824cm" fo:margin-left="0cm" fo:margin-top="0cm" fo:margin-bottom="0cm" table:align="left" style:writing-mode="lr-tb"/>
    </style:style>
    <style:style style:name="Table1.A" style:family="table-column">
      <style:table-column-properties style:column-width="4.604cm"/>
    </style:style>
    <style:style style:name="Table1.B" style:family="table-column">
      <style:table-column-properties style:column-width="11.22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5.903cm" fo:margin-left="0.009cm" fo:margin-top="0cm" fo:margin-bottom="0cm" table:align="left" style:writing-mode="lr-tb"/>
    </style:style>
    <style:style style:name="Table2.A" style:family="table-column">
      <style:table-column-properties style:column-width="5.316cm"/>
    </style:style>
    <style:style style:name="Table2.B" style:family="table-column">
      <style:table-column-properties style:column-width="5.276cm"/>
    </style:style>
    <style:style style:name="Table2.C" style:family="table-column">
      <style:table-column-properties style:column-width="5.311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5.921cm" style:rel-width="100%" fo:margin-left="0.009cm" fo:margin-top="0cm" fo:margin-bottom="0cm" table:align="left" style:writing-mode="lr-tb"/>
    </style:style>
    <style:style style:name="Table3.A" style:family="table-column">
      <style:table-column-properties style:column-width="2.697cm" style:rel-column-width="11101*"/>
    </style:style>
    <style:style style:name="Table3.B" style:family="table-column">
      <style:table-column-properties style:column-width="13.224cm" style:rel-column-width="54433*"/>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903cm" fo:margin-left="0.009cm" fo:margin-top="0cm" fo:margin-bottom="0cm" table:align="left" style:writing-mode="lr-tb"/>
    </style:style>
    <style:style style:name="Table4.A" style:family="table-column">
      <style:table-column-properties style:column-width="2.889cm"/>
    </style:style>
    <style:style style:name="Table4.B" style:family="table-column">
      <style:table-column-properties style:column-width="7.615cm"/>
    </style:style>
    <style:style style:name="Table4.C" style:family="table-column">
      <style:table-column-properties style:column-width="5.399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P1" style:family="paragraph" style:parent-style-name="List_20_Paragraph">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_20_Paragraph">
      <style:paragraph-properties fo:margin-left="0cm" fo:margin-right="0cm" fo:text-indent="0cm" style:auto-text-indent="false"/>
      <style:text-properties fo:font-weight="bol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style:font-weight-asian="bold"/>
    </style:style>
    <style:style style:name="P6" style:family="paragraph" style:parent-style-name="Standard">
      <style:paragraph-properties fo:margin-left="1.27cm" fo:margin-right="0cm" fo:margin-top="0cm" fo:margin-bottom="0cm" style:contextual-spacing="false" fo:text-align="justify" style:justify-single-word="false" fo:orphans="2" fo:widows="2" fo:text-indent="0cm" style:auto-text-indent="false"/>
      <style:text-properties style:font-name="Calibri" fo:font-weight="bold" style:letter-kerning="false" style:language-asian="en" style:country-asian="US" style:font-weight-asian="bold" style:language-complex="ar" style:country-complex="SA" style:font-weight-complex="bold"/>
    </style:style>
    <style:style style:name="P7" style:family="paragraph" style:parent-style-name="Standard">
      <style:paragraph-properties fo:margin-top="0cm" fo:margin-bottom="0cm" style:contextual-spacing="false" fo:text-align="start" style:justify-single-word="false" fo:orphans="2" fo:widows="2"/>
      <style:text-properties style:font-name="Calibri" fo:font-weight="bold" style:letter-kerning="false" style:language-asian="en" style:country-asian="US" style:font-weight-asian="bold" style:language-complex="ar" style:country-complex="SA" style:font-weight-complex="bold"/>
    </style:style>
    <style:style style:name="P8" style:family="paragraph" style:parent-style-name="Standard">
      <style:paragraph-properties fo:margin-top="0cm" fo:margin-bottom="0cm" style:contextual-spacing="false" fo:text-align="start" style:justify-single-word="false" fo:orphans="2" fo:widows="2"/>
      <style:text-properties style:font-name="Calibri" fo:font-weight="bold" style:letter-kerning="false" style:language-asian="en" style:country-asian="US" style:font-weight-asian="bold" style:language-complex="ar" style:country-complex="SA"/>
    </style:style>
    <style:style style:name="P9" style:family="paragraph" style:parent-style-name="Standard">
      <style:paragraph-properties fo:margin-top="0cm" fo:margin-bottom="0cm" style:contextual-spacing="false" fo:text-align="start" style:justify-single-word="false" fo:orphans="2" fo:widows="2"/>
      <style:text-properties style:font-name="Calibri" fo:font-weight="normal" style:letter-kerning="false" style:language-asian="en" style:country-asian="US" style:font-weight-asian="normal" style:language-complex="ar" style:country-complex="SA" style:font-weight-complex="normal"/>
    </style:style>
    <style:style style:name="P10" style:family="paragraph" style:parent-style-name="Standard">
      <style:paragraph-properties fo:margin-top="0cm" fo:margin-bottom="0cm" style:contextual-spacing="false" fo:text-align="start" style:justify-single-word="false" fo:orphans="2" fo:widows="2"/>
      <style:text-properties style:font-name="Calibri" style:letter-kerning="false" style:language-asian="en" style:country-asian="US" style:language-complex="ar" style:country-complex="SA"/>
    </style:style>
    <style:style style:name="P11" style:family="paragraph" style:parent-style-name="Standard">
      <style:paragraph-properties fo:margin-top="0cm" fo:margin-bottom="0cm" style:contextual-spacing="false" fo:text-align="start" style:justify-single-word="false" fo:orphans="2" fo:widows="2"/>
      <style:text-properties fo:color="#ff0000" loext:opacity="100%" style:font-name="Calibri" fo:font-weight="bold" style:letter-kerning="false" style:language-asian="en" style:country-asian="US" style:font-weight-asian="bold" style:language-complex="ar" style:country-complex="SA"/>
    </style:style>
    <style:style style:name="P12" style:family="paragraph" style:parent-style-name="Standard">
      <style:paragraph-properties fo:margin-top="0cm" fo:margin-bottom="0cm" style:contextual-spacing="false" fo:text-align="start" style:justify-single-word="false" fo:orphans="2" fo:widows="2"/>
      <style:text-properties fo:color="#ff0000" loext:opacity="100%" style:font-name="Calibri" fo:font-style="italic" style:letter-kerning="false" style:language-asian="en" style:country-asian="US" style:font-style-asian="italic" style:language-complex="ar" style:country-complex="SA"/>
    </style:style>
    <style:style style:name="P13" style:family="paragraph" style:parent-style-name="Standard">
      <style:paragraph-properties fo:margin-top="0cm" fo:margin-bottom="0cm" style:contextual-spacing="false" fo:text-align="start" style:justify-single-word="false" fo:orphans="2" fo:widows="2"/>
      <style:text-properties fo:color="#ff0000" loext:opacity="100%" style:font-name="Calibri" fo:font-style="italic" fo:font-weight="bold" style:letter-kerning="false" style:language-asian="en" style:country-asian="US" style:font-style-asian="italic" style:font-weight-asian="bold" style:language-complex="ar" style:country-complex="SA"/>
    </style:style>
    <style:style style:name="P14" style:family="paragraph" style:parent-style-name="Standard">
      <style:text-properties fo:font-style="italic" style:font-style-asian="italic"/>
    </style:style>
    <style:style style:name="P15" style:family="paragraph" style:parent-style-name="Standard">
      <style:text-properties fo:font-style="italic" fo:font-weight="bold" style:font-style-asian="italic" style:font-weight-asian="bold"/>
    </style:style>
    <style:style style:name="P16" style:family="paragraph" style:parent-style-name="Standard">
      <style:paragraph-properties fo:margin-left="0.635cm" fo:margin-right="0cm" fo:text-indent="0cm" style:auto-text-indent="false"/>
    </style:style>
    <style:style style:name="P17" style:family="paragraph" style:parent-style-name="Standard">
      <style:text-properties officeooo:rsid="0019f904" officeooo:paragraph-rsid="0019f904"/>
    </style:style>
    <style:style style:name="P18" style:family="paragraph" style:parent-style-name="Standard">
      <style:text-properties officeooo:paragraph-rsid="0019f904"/>
    </style:style>
    <style:style style:name="P19" style:family="paragraph" style:parent-style-name="Standard">
      <style:paragraph-properties fo:margin-left="0cm" fo:margin-right="0cm" fo:text-indent="0cm" style:auto-text-indent="false"/>
      <style:text-properties fo:color="#000000" loext:opacity="100%" officeooo:rsid="001de9d2" officeooo:paragraph-rsid="001de9d2"/>
    </style:style>
    <style:style style:name="P20" style:family="paragraph" style:parent-style-name="Standard">
      <style:paragraph-properties fo:margin-left="0cm" fo:margin-right="0cm" fo:text-indent="0cm" style:auto-text-indent="false"/>
      <style:text-properties fo:color="#000000" loext:opacity="100%"/>
    </style:style>
    <style:style style:name="P21" style:family="paragraph" style:parent-style-name="Standard">
      <style:paragraph-properties fo:margin-left="0cm" fo:margin-right="0cm" fo:text-indent="0cm" style:auto-text-indent="false"/>
      <style:text-properties fo:color="#000000" loext:opacity="100%" officeooo:rsid="001e2d0c" officeooo:paragraph-rsid="001e2d0c"/>
    </style:style>
    <style:style style:name="P22" style:family="paragraph" style:parent-style-name="Standard">
      <style:paragraph-properties fo:margin-left="0cm" fo:margin-right="0cm" fo:text-indent="0cm" style:auto-text-indent="false"/>
      <style:text-properties fo:color="#000000" loext:opacity="100%" officeooo:rsid="001f6b82" officeooo:paragraph-rsid="001f7b19"/>
    </style:style>
    <style:style style:name="P23" style:family="paragraph" style:parent-style-name="Standard">
      <style:text-properties fo:color="#000000" loext:opacity="100%" officeooo:rsid="002162b8" officeooo:paragraph-rsid="002162b8"/>
    </style:style>
    <style:style style:name="P24" style:family="paragraph" style:parent-style-name="List_20_Paragraph" style:list-style-name="WWNum1">
      <style:text-properties fo:color="#ff0000" loext:opacity="100%"/>
    </style:style>
    <style:style style:name="P25" style:family="paragraph" style:parent-style-name="List_20_Paragraph" style:list-style-name="WWNum2">
      <style:text-properties fo:color="#ff0000" loext:opacity="100%"/>
    </style:style>
    <style:style style:name="P26" style:family="paragraph" style:parent-style-name="List_20_Paragraph" style:list-style-name="WWNum5">
      <style:text-properties fo:color="#7030a0" loext:opacity="100%"/>
    </style:style>
    <style:style style:name="P27" style:family="paragraph" style:parent-style-name="List_20_Paragraph" style:list-style-name="WWNum6">
      <style:text-properties fo:color="#7030a0" loext:opacity="100%"/>
    </style:style>
    <style:style style:name="P28" style:family="paragraph" style:parent-style-name="List_20_Paragraph" style:list-style-name="WWNum6"/>
    <style:style style:name="P29" style:family="paragraph" style:parent-style-name="List_20_Paragraph">
      <style:paragraph-properties fo:margin-left="0cm" fo:margin-right="0cm" fo:text-indent="0cm" style:auto-text-indent="false"/>
      <style:text-properties fo:font-weight="bold" style:font-weight-asian="bold" style:font-weight-complex="bold"/>
    </style:style>
    <style:style style:name="P30" style:family="paragraph" style:parent-style-name="Standard">
      <style:text-properties fo:font-size="16pt" fo:font-weight="normal" style:font-size-asian="16pt" style:font-weight-asian="normal" style:font-size-complex="16pt" style:font-weight-complex="normal"/>
    </style:style>
    <style:style style:name="P31" style:family="paragraph" style:parent-style-name="Standard">
      <style:paragraph-properties fo:text-align="center" style:justify-single-word="false"/>
      <style:text-properties fo:color="#ff0000" loext:opacity="100%" fo:font-size="20pt" style:font-size-asian="20pt"/>
    </style:style>
    <style:style style:name="P32" style:family="paragraph" style:parent-style-name="Standard">
      <style:text-properties fo:font-weight="bold" style:font-weight-asian="bold"/>
    </style:style>
    <style:style style:name="P33" style:family="paragraph" style:parent-style-name="Standard">
      <style:paragraph-properties fo:break-before="page"/>
      <style:text-properties fo:font-weight="bold" style:font-weight-asian="bold"/>
    </style:style>
    <style:style style:name="P34" style:family="paragraph" style:parent-style-name="Standard">
      <style:paragraph-properties fo:margin-left="0cm" fo:margin-right="0cm" fo:text-indent="0cm" style:auto-text-indent="false"/>
      <style:text-properties fo:color="#7030a0" loext:opacity="100%" fo:font-weight="bold" style:font-weight-asian="bold" style:font-weight-complex="bold"/>
    </style:style>
    <style:style style:name="P35" style:family="paragraph" style:parent-style-name="Standard">
      <style:paragraph-properties fo:margin-left="0cm" fo:margin-right="0cm" fo:text-indent="0cm" style:auto-text-indent="false"/>
      <style:text-properties fo:color="#000000" loext:opacity="100%" officeooo:rsid="001f7b19" officeooo:paragraph-rsid="001f7b19"/>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ff0000" loext:opacity="100%"/>
    </style:style>
    <style:style style:name="T4" style:family="text">
      <style:text-properties fo:color="#ff0000" loext:opacity="100%" fo:font-style="italic" style:text-underline-style="solid" style:text-underline-width="auto" style:text-underline-color="font-color" style:font-style-asian="italic" style:font-style-complex="italic"/>
    </style:style>
    <style:style style:name="T5" style:family="text">
      <style:text-properties fo:color="#ff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color="#ff0000" loext:opacity="100%" fo:font-style="italic" style:font-style-asian="italic"/>
    </style:style>
    <style:style style:name="T7" style:family="text">
      <style:text-properties fo:color="#7030a0" loext:opacity="100%"/>
    </style:style>
    <style:style style:name="T8" style:family="text">
      <style:text-properties fo:color="#7030a0" loext:opacity="100%" fo:font-weight="bold" style:font-weight-asian="bold" style:font-weight-complex="bold"/>
    </style:style>
    <style:style style:name="T9" style:family="text">
      <style:text-properties fo:color="#7030a0" loext:opacity="100%" fo:language="en" fo:country="AU"/>
    </style:style>
    <style:style style:name="T10" style:family="text">
      <style:text-properties officeooo:rsid="0019f904"/>
    </style:style>
    <style:style style:name="T11" style:family="text">
      <style:text-properties officeooo:rsid="001bb200"/>
    </style:style>
    <style:style style:name="T12" style:family="text">
      <style:text-properties officeooo:rsid="001d6b5b"/>
    </style:style>
    <style:style style:name="T13" style:family="text">
      <style:text-properties officeooo:rsid="001e2d0c"/>
    </style:style>
    <style:style style:name="T14" style:family="text">
      <style:text-properties officeooo:rsid="001f6b82"/>
    </style:style>
    <style:style style:name="T15" style:family="text">
      <style:text-properties officeooo:rsid="0022d9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esign Workbook</text:p>
      <text:p text:style-name="P4"/>
      <table:table table:name="Table1" table:style-name="Table1">
        <table:table-column table:style-name="Table1.A"/>
        <table:table-column table:style-name="Table1.B"/>
        <table:table-row table:style-name="Table1.1">
          <table:table-cell table:style-name="Table1.A1" office:value-type="string">
            <text:p text:style-name="P6">Team Name:</text:p>
          </table:table-cell>
          <table:table-cell table:style-name="Table1.A1" office:value-type="string">
            <text:p text:style-name="P9">Design Thinkers</text:p>
          </table:table-cell>
        </table:table-row>
        <table:table-row table:style-name="Table1.1">
          <table:table-cell table:style-name="Table1.A1" office:value-type="string">
            <text:p text:style-name="P6">Project Topic:</text:p>
          </table:table-cell>
          <table:table-cell table:style-name="Table1.A1" office:value-type="string">
            <text:p text:style-name="P9">How might we better inform the user of sustainable energy opportunities that they could be taking advantage of?</text:p>
          </table:table-cell>
        </table:table-row>
        <table:table-row table:style-name="Table1.1">
          <table:table-cell table:style-name="Table1.A1" office:value-type="string">
            <text:p text:style-name="P6">Student Name:</text:p>
          </table:table-cell>
          <table:table-cell table:style-name="Table1.A1" office:value-type="string">
            <text:p text:style-name="P7"/>
          </table:table-cell>
        </table:table-row>
        <table:table-row table:style-name="Table1.1">
          <table:table-cell table:style-name="Table1.A1" office:value-type="string">
            <text:p text:style-name="P6">Student ID:</text:p>
          </table:table-cell>
          <table:table-cell table:style-name="Table1.A1" office:value-type="string">
            <text:p text:style-name="P7"/>
          </table:table-cell>
        </table:table-row>
      </table:table>
      <text:p text:style-name="Standard"/>
      <text:p text:style-name="P31">REMOVE ALL RED TEXT AND REPLACE WITH YOUR REPORT NOTES</text:p>
      <text:p text:style-name="P5">Summary of the Design Thinking Processes:</text:p>
      <text:p text:style-name="Standard"/>
      <text:p text:style-name="Standard"><text:span text:style-name="T2">Empathy:</text:span> <text:span text:style-name="T3">~ 200 words</text:span></text:p>
      <text:list xml:id="list3248410773" text:style-name="WWNum1">
        <text:list-item>
          <text:p text:style-name="P24">Describe the empathy methods used by your team in this project</text:p>
        </text:list-item>
        <text:list-item>
          <text:p text:style-name="P24">Images/sketches produced during this process</text:p>
        </text:list-item>
        <text:list-item>
          <text:p text:style-name="P24">Describe major insights from the empathy process</text:p>
        </text:list-item>
      </text:list>
      <text:p text:style-name="P34">Team response: </text:p>
      <text:list xml:id="list4238286649" text:style-name="WWNum5">
        <text:list-item>
          <text:p text:style-name="P26">Brainstormed topic areas using a brainstorming map around health and well-being and sustainability, then each person came up with 5 topic areas based on this group brainstorm</text:p>
        </text:list-item>
        <text:list-item>
          <text:p text:style-name="P26">A heat map vote was used to determine selection. Later we realised that we narrowed down the field too much and moved it a step back to just ‘sustainable energy’. </text:p>
        </text:list-item>
        <text:list-item>
          <text:p text:style-name="P26">Completed secondary research</text:p>
        </text:list-item>
        <text:list-item>
          <text:p text:style-name="P26">Conducted interviews of users</text:p>
        </text:list-item>
        <text:list-item>
          <text:p text:style-name="P26">Story share and capture</text:p>
        </text:list-item>
        <text:list-item>
          <text:p text:style-name="P26">Three empathy maps grouped by life-stage in the household (elderly, family, single)</text:p>
        </text:list-item>
        <text:list-item>
          <text:p text:style-name="P26">How and why ladder was considered but we decided not to complete as we had exhausted discussion prior using the prior methods so it was skipped</text:p>
        </text:list-item>
      </text:list>
      <text:p text:style-name="P18"/>
      <text:p text:style-name="P18"><text:span text:style-name="T10">Sustainability and health and well-being were the main focus for discussion and brainstorm by the team. Each team member then decided on 5 topic areas to focus on. To decide our target audience three empathy maps were created based on peoples life stages. The three final maps were grouped as elderly, family, singles. </text:span><text:span text:style-name="T11">During the decision making stage a heat map was used to determine selection of topics. After the vote had taken place, the team had realised the topic was too narrow and the teams final outcome was decided as ‘sustainable energy’. Once the topic was determined secondary research was completed to highlight key elements that the user was looking for. Once the team had created a reliable plan, interviews of possible users were conducted, to further our understanding of user compatibility and needs. </text:span><text:span text:style-name="T12">Main points and stories were captured and layed out in a story share and capture by each team member to broaden everyone's understanding of users needs. The group made a final decision to not use the how and why ladder as discussion had been exhausted using prior methods. </text:span></text:p>
      <text:p text:style-name="P17"/>
      <text:p text:style-name="P17"/>
      <text:p text:style-name="Standard"><text:soft-page-break/><text:span text:style-name="T1">Define:</text:span> <text:span text:style-name="T3">~ 200 words</text:span></text:p>
      <text:list xml:id="list140111316986013" text:continue-list="list3248410773" text:style-name="WWNum1">
        <text:list-item>
          <text:p text:style-name="P24">Describe the methods used by your team in the define design thinking process</text:p>
        </text:list-item>
        <text:list-item>
          <text:p text:style-name="P24">Create a composite character profile and POV want ad for your project</text:p>
        </text:list-item>
      </text:list>
      <text:p text:style-name="P2"><text:span text:style-name="T8">Team response:</text:span><text:span text:style-name="T7"> </text:span></text:p>
      <text:list xml:id="list823967267" text:style-name="WWNum6">
        <text:list-item>
          <text:p text:style-name="P27">Created a point of view statement – first individually for each of our user groups, then collectively to encompass all of our users</text:p>
        </text:list-item>
        <text:list-item>
          <text:p text:style-name="P27">Used Brainswarming to connect user needs and set up thinking for HMW questions</text:p>
        </text:list-item>
        <text:list-item>
          <text:p text:style-name="P28"><text:span text:style-name="T7">How might we questions brainstorming using placeholder sticky notes, remained silent and filled in based on previous discussions and reference back to empathy maps; these were shared and similar questions were grouped together. There was then a heat map vote for our </text:span><text:span text:style-name="T9">favourite</text:span><text:span text:style-name="T7"> questions and a single vote for the final choice. </text:span></text:p>
        </text:list-item>
      </text:list>
      <text:p text:style-name="P19">Methods that were used by our team to inform users of information included a point of view statement, brainswarming and how might we questions in a brainstorm then a heat map <text:span text:style-name="T14">to determine the final question</text:span>. Point of view statements were determined individually for each of our users then combined to create an average user. <text:span text:style-name="T13">Brainsworming was then used to connect user needs and set up an understanding and thinking process <text:s/>for how might we questions. </text:span></text:p>
      <text:p text:style-name="P19"/>
      <text:p text:style-name="P21">The conditions and process used by the team to create how might we questions was to place sticky notes in a branswarming layout and enter information based on previous discussions whilst remaining silent. The information based on each discussion that was written on the sticky notes was to be related back to empathy maps, then shared with the group. Once this was completed and similar questions were combined a heat map was created to vote for each team members favourite question <text:span text:style-name="T14">then a vote was conducted for the final question. </text:span></text:p>
      <text:p text:style-name="P21"/>
      <text:p text:style-name="P35">The composite character profile and point of view statement was determined to be; </text:p>
      <text:p text:style-name="P22"><text:tab/></text:p>
      <text:p text:style-name="P22"><text:tab/>“The household needs to receive alternative incentives beyond financial; <text:tab/>additionally, it needs a solution to be flexible with a busy life and to consider the life <text:tab/>cycle of the item because people invest in sustainable energy solutions for the <text:tab/>financial incentives rather than the environmental benefits. ‘’.</text:p>
      <text:p text:style-name="P20"/>
      <text:p text:style-name="Standard"><text:span text:style-name="T1">Ideation:</text:span> <text:span text:style-name="T3">~ 200 words</text:span></text:p>
      <text:list xml:id="list3653421848" text:style-name="WWNum2">
        <text:list-item>
          <text:p text:style-name="P25">Describe the ideation methods used by the team to generate ideas</text:p>
        </text:list-item>
        <text:list-item>
          <text:p text:style-name="P25">Images/sketches produced during the ideation</text:p>
        </text:list-item>
        <text:list-item>
          <text:p text:style-name="P25">Describe the methods used by the team to select what to prototype</text:p>
        </text:list-item>
      </text:list>
      <text:p text:style-name="P2"><text:span text:style-name="T8">Team response:</text:span><text:span text:style-name="T7"> </text:span></text:p>
      <text:list xml:id="list140110899646524" text:continue-list="list823967267" text:style-name="WWNum6">
        <text:list-item>
          <text:p text:style-name="P27">Six thinking hats</text:p>
        </text:list-item>
        <text:list-item>
          <text:p text:style-name="P27">Brainswarming – How might we at top, resources to make prototype at bottom</text:p>
        </text:list-item>
        <text:list-item>
          <text:p text:style-name="P27">Crazy Eights</text:p>
        </text:list-item>
        <text:list-item>
          <text:p text:style-name="P27">Select and Describe solution</text:p>
        </text:list-item>
      </text:list>
      <text:p text:style-name="P1"/>
      <text:p text:style-name="P23">Ideation methods that were used include six thinking hats, brainswarming, crazy eights and select<text:span text:style-name="T15">ion</text:span>. Six thinking hats allowed an every individual from the group to see the ideas from a different perspective to determine possible deterrents and problems fro the use to create <text:soft-page-break/>a better product. It allowed discussion of possible problems in a way that allowed it be clear and free of conflict. Brainsworming ensured that every individual in the group included ideas that contributed to the end product. Brainswarming included ideas to be placed on a board in silence, then allowed for a discussion to further the improvement for the user and understanding what the user was looking for. Crazy eights began with dividing a piece of paper in eight squares and allowing each team member 40 seconds per sketch. The sketches were completed anonymously and then presented to the group. Once presented to the group it allowed for discussion of each idea to identify what might have been missed and how each can be improved or combined to create an ideal product. <text:span text:style-name="T15">Once all ideas had been presented to the group a final product was decided on.</text:span></text:p>
      <text:p text:style-name="P23"/>
      <text:p text:style-name="P23"/>
      <text:p text:style-name="P23"/>
      <text:p text:style-name="Standard"><text:span text:style-name="T4">Each team build 1 prototype idea in each iteration, </text:span><text:span text:style-name="T5">each member conduct 1 user test in each iteration</text:span><text:span text:style-name="T4">, you may need to build multiple copies of the same prototype idea so that different members can use the prototypes copies for user testing</text:span></text:p>
      <text:p text:style-name="P14"/>
      <text:p text:style-name="Standard"><text:span text:style-name="T1">Prototype and Test (Iteration 1)</text:span> <text:span text:style-name="T3">~ 200 words</text:span></text:p>
      <text:list xml:id="list140111930375632" text:continue-list="list3653421848" text:style-name="WWNum2">
        <text:list-item>
          <text:p text:style-name="P25">Images of prototype</text:p>
        </text:list-item>
        <text:list-item>
          <text:p text:style-name="P25">Describe procedure for testing done by you</text:p>
        </text:list-item>
        <text:list-item>
          <text:p text:style-name="P25">Images of notes/photos from testing done by you</text:p>
        </text:list-item>
        <text:list-item>
          <text:p text:style-name="P25">Describe insights from your own and your team members’ users testing</text:p>
        </text:list-item>
        <text:list-item>
          <text:p text:style-name="P25">Describe what are changes to the prototype in the next iteration</text:p>
        </text:list-item>
      </text:list>
      <text:p text:style-name="Standard"/>
      <text:p text:style-name="Standard"><text:span text:style-name="T1">Prototype and Test (Iteration 2) </text:span><text:span text:style-name="T3">~ 200 words</text:span></text:p>
      <text:list xml:id="list140111402503318" text:continue-numbering="true" text:style-name="WWNum2">
        <text:list-item>
          <text:p text:style-name="P25">Images of prototype</text:p>
        </text:list-item>
        <text:list-item>
          <text:p text:style-name="P25">Describe what have been changed from previous iteration</text:p>
        </text:list-item>
        <text:list-item>
          <text:p text:style-name="P25">Describe procedure for testing done by you</text:p>
        </text:list-item>
        <text:list-item>
          <text:p text:style-name="P25">Describe notes and insights from testing done by you</text:p>
        </text:list-item>
        <text:list-item>
          <text:p text:style-name="P25">Describe insights from your team members’ testing</text:p>
        </text:list-item>
        <text:list-item>
          <text:p text:style-name="P25">Describe what are changes to the prototype in the next iteration</text:p>
        </text:list-item>
      </text:list>
      <text:p text:style-name="List_20_Paragraph"/>
      <text:p text:style-name="P3">Prototype and Test (Iteration 3)</text:p>
      <text:p text:style-name="P3"/>
      <text:p text:style-name="List_20_Paragraph"/>
      <text:p text:style-name="P5">Final prototype</text:p>
      <text:list xml:id="list140110516181548" text:continue-numbering="true" text:style-name="WWNum2">
        <text:list-item>
          <text:p text:style-name="P25">Images of final prototype </text:p>
        </text:list-item>
      </text:list>
      <text:p text:style-name="P16"/>
      <text:p text:style-name="P16"/>
      <text:p text:style-name="Standard"><text:span text:style-name="T1">Appendix A: Team meeting Minutes </text:span><text:span text:style-name="T6">Provide one set of minutes per meeting</text:span></text:p>
      <text:p text:style-name="P15"/>
      <text:p text:style-name="P5">Team Meeting Minutes Template</text:p>
      <text:p text:style-name="P5"/>
      <text:p text:style-name="Standard">Name of Team:</text:p>
      <text:p text:style-name="Standard"/>
      <text:p text:style-name="Standard">Date of Meeting:<text:tab/><text:tab/><text:tab/><text:tab/><text:tab/>Start Time: <text:tab/><text:tab/><text:tab/>Finished Time:</text:p>
      <text:p text:style-name="Standard"><text:soft-page-break/></text:p>
      <text:p text:style-name="Standard">Members present:</text:p>
      <text:p text:style-name="Standard"/>
      <text:p text:style-name="Standard">Members absent:</text:p>
      <text:p text:style-name="Standard"/>
      <text:p text:style-name="Standard">Meeting Chairperson:</text:p>
      <text:p text:style-name="Standard"/>
      <text:p text:style-name="Standard">Minutes taken by:</text:p>
      <text:p text:style-name="Standard"/>
      <text:p text:style-name="Standard">Summary of Meeting: (what have been discussed?)</text:p>
      <text:p text:style-name="Standard"/>
      <text:p text:style-name="Standard"/>
      <text:p text:style-name="Standard">Actions for Team members:</text:p>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Actions to do</text:p>
          </table:table-cell>
          <table:table-cell table:style-name="Table2.A1" office:value-type="string">
            <text:p text:style-name="P10">Who will do this work?</text:p>
          </table:table-cell>
          <table:table-cell table:style-name="Table2.A1" office:value-type="string">
            <text:p text:style-name="P10"><text:s/>By When?</text:p>
          </table:table-cell>
        </table:table-row>
        <table:table-row table:style-name="Table2.1">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style-name="Table2.1">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style-name="Table2.1">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
      <text:p text:style-name="Standard"/>
      <text:p text:style-name="Standard"/>
      <text:p text:style-name="Standard">Next Meeting Date:</text:p>
      <text:p text:style-name="Standard"/>
      <text:p text:style-name="Standard">Next Meeting Time:</text:p>
      <text:p text:style-name="Standard"/>
      <text:p text:style-name="Standard"/>
      <text:p text:style-name="Standard"/>
      <text:p text:style-name="Standard">Meeting chairperson sign to approve of this meeting minute:</text:p>
      <text:p text:style-name="Standard"/>
      <text:p text:style-name="Standard"/>
      <text:p text:style-name="Standard">Name:<text:tab/><text:tab/><text:tab/><text:tab/><text:tab/><text:tab/>Signature:<text:tab/><text:tab/><text:tab/><text:tab/>Date:</text:p>
      <text:p text:style-name="Standard"/>
      <text:p text:style-name="Standard"/>
      <text:p text:style-name="Standard"/>
      <text:p text:style-name="P5"/>
      <text:p text:style-name="P5"/>
      <text:p text:style-name="P33">Appendix: Teamwork Contribution Report Teamwork Contribution Report Template</text:p>
      <text:p text:style-name="P5"/>
      <text:p text:style-name="P5">My contributions for each design thinking process:</text:p>
      <text:p text:style-name="P5"/>
      <table:table table:name="Table3" table:style-name="Table3">
        <table:table-column table:style-name="Table3.A"/>
        <table:table-column table:style-name="Table3.B"/>
        <table:table-row table:style-name="Table3.1">
          <table:table-cell table:style-name="Table3.A1" office:value-type="string">
            <text:p text:style-name="P8">Project Work</text:p>
          </table:table-cell>
          <table:table-cell table:style-name="Table3.A1" office:value-type="string">
            <text:p text:style-name="P11">Contributions</text:p>
            <text:p text:style-name="P12">Clearly state the date and describe the tasks you have done for each of the project work components. If you are unsure of details make an educated guess, or give approximate details</text:p>
          </table:table-cell>
        </table:table-row>
        <table:table-row table:style-name="Table3.1">
          <table:table-cell table:style-name="Table3.A1" office:value-type="string">
            <text:p text:style-name="P10">Empathy</text:p>
            <text:p text:style-name="P10"/>
          </table:table-cell>
          <table:table-cell table:style-name="Table3.A1" office:value-type="string">
            <text:p text:style-name="P12">1/3/2016 conduct 2 interviews with potential users</text:p>
          </table:table-cell>
        </table:table-row>
        <table:table-row table:style-name="Table3.1">
          <table:table-cell table:style-name="Table3.A1" office:value-type="string">
            <text:p text:style-name="P10">Define</text:p>
            <text:p text:style-name="P10"/>
          </table:table-cell>
          <table:table-cell table:style-name="Table3.A1" office:value-type="string">
            <text:p text:style-name="P12">3/3/2016 Shared data in team meeting</text:p>
          </table:table-cell>
        </table:table-row>
        <table:table-row table:style-name="Table3.1">
          <table:table-cell table:style-name="Table3.A1" office:value-type="string">
            <text:p text:style-name="P10">Ideation</text:p>
            <text:p text:style-name="P10"/>
          </table:table-cell>
          <table:table-cell table:style-name="Table3.A1" office:value-type="string">
            <text:p text:style-name="P12">3/3/2016 Suggested 5 ideas in brainstorm meeting </text:p>
          </table:table-cell>
        </table:table-row>
        <table:table-row table:style-name="Table3.1">
          <table:table-cell table:style-name="Table3.A1" office:value-type="string">
            <text:p text:style-name="P10">Prototyping</text:p>
            <text:p text:style-name="P10"/>
          </table:table-cell>
          <table:table-cell table:style-name="Table3.A1" office:value-type="string">
            <text:p text:style-name="P13"/>
          </table:table-cell>
        </table:table-row>
        <table:table-row table:style-name="Table3.1">
          <table:table-cell table:style-name="Table3.A1" office:value-type="string">
            <text:p text:style-name="P10">Testing</text:p>
            <text:p text:style-name="P10"/>
          </table:table-cell>
          <table:table-cell table:style-name="Table3.A1" office:value-type="string">
            <text:p text:style-name="P13"/>
          </table:table-cell>
        </table:table-row>
        <table:table-row table:style-name="Table3.1">
          <table:table-cell table:style-name="Table3.A1" office:value-type="string">
            <text:p text:style-name="P10">Team management and <text:s/>information sharing</text:p>
          </table:table-cell>
          <table:table-cell table:style-name="Table3.A1" office:value-type="string">
            <text:p text:style-name="P12">3/2/2016 Created Google drive and setup folder sharing among team members</text:p>
            <text:p text:style-name="P13"/>
          </table:table-cell>
        </table:table-row>
      </table:table>
      <text:p text:style-name="P5"/>
      <text:p text:style-name="P5">My contributions for each team meeting</text:p>
      <text:p text:style-name="P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Meeting Date</text:p>
          </table:table-cell>
          <table:table-cell table:style-name="Table4.A1" office:value-type="string">
            <text:p text:style-name="P8"><text:s/>Role in meeting</text:p>
          </table:table-cell>
          <table:table-cell table:style-name="Table4.A1" office:value-type="string">
            <text:p text:style-name="P8">Contributions</text:p>
          </table:table-cell>
        </table:table-row>
        <table:table-row table:style-name="Table4.1">
          <table:table-cell table:style-name="Table4.A1" office:value-type="string">
            <text:p text:style-name="P12">3/3/2016</text:p>
          </table:table-cell>
          <table:table-cell table:style-name="Table4.A1" office:value-type="string">
            <text:p text:style-name="P12">Chairperson / participate/ minute taking</text:p>
          </table:table-cell>
          <table:table-cell table:style-name="Table4.A1" office:value-type="string">
            <text:p text:style-name="P12">Suggest x and y ideas.</text:p>
            <text:p text:style-name="P12">Shared results of data gathering</text:p>
          </table:table-cell>
        </table:table-row>
        <table:table-row table:style-name="Table4.1">
          <table:table-cell table:style-name="Table4.A1" office:value-type="string">
            <text:p text:style-name="P11">..</text:p>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text:p>
          </table:table-cell>
          <table:table-cell table:style-name="Table4.A1" office:value-type="string">
            <text:p text:style-name="P11"/>
          </table:table-cell>
          <table:table-cell table:style-name="Table4.A1" office:value-type="string">
            <text:p text:style-name="P11"/>
          </table:table-cell>
        </table:table-row>
        <table:table-row table:style-name="Table4.1">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adornments="Regular" style:font-family-generic="roman" style:font-pitch="variable"/>
    <style:font-face style:name="Courier New"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A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A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writing-mode="lr-tb"/>
      <style:text-properties fo:font-size="12pt" fo:language="en" fo:country="US" style:font-name-asian="Calibri1" style:font-family-asian="Calibri"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18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0.318cm" fo:margin-left="7.62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loext:num-list-format="-" style:num-suffix="-"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bullet text:level="2" text:style-name="ListLabel_20_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Eugene McArdle</meta:initial-creator>
    <meta:editing-cycles>4</meta:editing-cycles>
    <meta:creation-date>2019-08-06T01:52:00</meta:creation-date>
    <dc:date>2021-10-04T12:24:33.184000000</dc:date>
    <meta:generator>LibreOffice/7.2.0.4$Windows_X86_64 LibreOffice_project/9a9c6381e3f7a62afc1329bd359cc48accb6435b</meta:generator>
    <meta:editing-duration>PT5M4S</meta:editing-duration>
    <meta:document-statistic meta:table-count="4" meta:image-count="0" meta:object-count="0" meta:page-count="5" meta:paragraph-count="103" meta:word-count="1336" meta:character-count="8011" meta:non-whitespace-character-count="6774"/>
    <meta:user-defined meta:name="AppVersion">16.0000</meta:user-defined>
    <meta:user-defined meta:name="Company">James Cook University</meta:user-defined>
    <meta:template xlink:type="simple" xlink:actuate="onRequest" xlink:title="Normal.dotm" xlink:href=""/>
  </office:meta>
</office:document-meta>
</file>